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/>
      <style:text-properties fo:color="#000000" fo:font-size="15pt" fo:font-weight="normal" officeooo:rsid="001019d3" officeooo:paragraph-rsid="001019d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20%" fo:text-align="center" style:justify-single-word="false"/>
      <style:text-properties fo:color="#000000" fo:font-size="15pt" fo:font-weight="normal" officeooo:rsid="001019d3" officeooo:paragraph-rsid="0013a73d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19d3" officeooo:paragraph-rsid="00140e37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9d3" officeooo:paragraph-rsid="001019d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70%" fo:text-align="center" style:justify-single-word="false"/>
      <style:text-properties fo:color="#000000" fo:font-size="20pt" fo:font-weight="normal" officeooo:rsid="001019d3" officeooo:paragraph-rsid="00140e37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019d3" officeooo:paragraph-rsid="00140e37" style:font-size-asian="15pt" style:font-weight-asian="normal" style:font-size-complex="15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4d170" style:font-size-asian="17.5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0e4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inguém Explica Deus</text:span><text:tab/><text:tab/><text:span text:style-name="T4">Preto No Branco </text:span><text:span text:style-name="T2">[ </text:span><text:span text:style-name="T3">32 </text:span><text:span text:style-name="T2">]</text:span></text:p>
      <text:p text:style-name="P1">*** Nada é igual ao Seu redor; Tudo se faz no Seu olhar</text:p>
      <text:p text:style-name="P1">Todo o universo se formou no Seu falar</text:p>
      <text:p text:style-name="P1">Teologia pra explicar, <text:span text:style-name="T5">o</text:span>u Big Bang pra disfarçar</text:p>
      <text:p text:style-name="P1">Pode alguém até duvidar; Sei que há um Deus a me guardar</text:p>
      <text:p text:style-name="P1"/>
      <text:p text:style-name="P1">E eu, tão pequeno e frágil, querendo Sua atenção</text:p>
      <text:p text:style-name="P1">No silêncio encontro resposta certa, então</text:p>
      <text:p text:style-name="P1"/>
      <text:p text:style-name="P1">Dono de toda ciência, sabedoria e poder</text:p>
      <text:p text:style-name="P1">Oh, dá-me de beber da água da fonte da vida</text:p>
      <text:p text:style-name="P1">Antes que o haja houvesse; Ele já era Deus</text:p>
      <text:p text:style-name="P1">Se revelou ao seus; <text:span text:style-name="T5">d</text:span>o crente ao ateu</text:p>
      <text:p text:style-name="P1">Ninguém explica Deus</text:p>
      <text:p text:style-name="P1"/>
      <text:p text:style-name="P1">Ninguém explica; Ninguém explica Deus</text:p>
      <text:p text:style-name="P1">Ninguém explica; Ninguém explica Deus</text:p>
      <text:p text:style-name="P1"/>
      <text:p text:style-name="P1">E se duvida ou se acredita</text:p>
      <text:p text:style-name="P1">Ninguém explica</text:p>
      <text:p text:style-name="P1">Ninguém explica Deus</text:p>
      <text:p text:style-name="P1">Ninguém explica</text:p>
      <text:p text:style-name="P1">Ninguém explica Deus</text:p>
      <text:p text:style-name="P1"/>
      <text:p text:style-name="P1">Ninguém explica Deus</text:p>
      <text:p text:style-name="P5"/>
      <text:p text:style-name="P3"><text:span text:style-name="T1">Ninguém Explica Deus</text:span><text:tab/><text:tab/><text:span text:style-name="T4">Preto No Branco </text:span><text:span text:style-name="T2">[ </text:span><text:span text:style-name="T3">32 </text:span><text:span text:style-name="T2">]</text:span></text:p>
      <text:p text:style-name="P6">*** Nada é igual ao Seu redor; Tudo se faz no Seu olhar</text:p>
      <text:p text:style-name="P2">Todo o universo se formou no Seu falar</text:p>
      <text:p text:style-name="P2">Teologia pra explicar, <text:span text:style-name="T5">o</text:span>u Big Bang pra disfarçar</text:p>
      <text:p text:style-name="P2">Pode alguém até duvidar; Sei que há um Deus a me guardar</text:p>
      <text:p text:style-name="P2"/>
      <text:p text:style-name="P2">E eu, tão pequeno e frágil, querendo Sua atenção</text:p>
      <text:p text:style-name="P2">No silêncio encontro resposta certa, então</text:p>
      <text:p text:style-name="P2"/>
      <text:p text:style-name="P2">Dono de toda ciência, sabedoria e poder</text:p>
      <text:p text:style-name="P2">Oh, dá-me de beber da água da fonte da vida</text:p>
      <text:p text:style-name="P2">Antes que o haja houvesse; Ele já era Deus</text:p>
      <text:p text:style-name="P2">Se revelou ao seus; <text:span text:style-name="T5">d</text:span>o crente ao ateu</text:p>
      <text:p text:style-name="P2">Ninguém explica Deus</text:p>
      <text:p text:style-name="P2"/>
      <text:p text:style-name="P2">Ninguém explica; Ninguém explica Deus</text:p>
      <text:p text:style-name="P2">Ninguém explica; Ninguém explica Deus</text:p>
      <text:p text:style-name="P2"/>
      <text:p text:style-name="P2">E se duvida ou se acredita</text:p>
      <text:p text:style-name="P2">Ninguém explica</text:p>
      <text:p text:style-name="P2">Ninguém explica Deus</text:p>
      <text:p text:style-name="P2">Ninguém explica</text:p>
      <text:p text:style-name="P2">Ninguém explica Deus</text:p>
      <text:p text:style-name="P2"/>
      <text:p text:style-name="P2">Ninguém explica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3:55.198291670</dc:date>
    <meta:editing-cycles>18</meta:editing-cycles>
    <meta:editing-duration>PT23M21S</meta:editing-duration>
    <meta:generator>LibreOffice/5.2.5.1$Linux_X86_64 LibreOffice_project/20m0$Build-1</meta:generator>
    <meta:document-statistic meta:table-count="0" meta:image-count="0" meta:object-count="0" meta:page-count="1" meta:paragraph-count="40" meta:word-count="262" meta:character-count="1404" meta:non-whitespace-character-count="1180"/>
  </office:meta>
</office:document-meta>
</file>